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235B459C8D2F15A1F5A.png" manifest:media-type="image/png"/>
  <manifest:file-entry manifest:full-path="Pictures/10000001000001DD0000032A5394AB8319B9DCB0.png" manifest:media-type="image/png"/>
  <manifest:file-entry manifest:full-path="Pictures/10000001000002CE00000286A42D4A932C1EB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1c65b7" officeooo:paragraph-rsid="001c65b7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67cm" svg:y="1.362cm" svg:width="17.127cm" svg:height="11.181cm" draw:z-index="0"><draw:image xlink:href="Pictures/10000001000002CE00000286A42D4A932C1EB891.png" xlink:type="simple" xlink:show="embed" xlink:actuate="onLoad" draw:mime-type="image/png"/></draw:frame><text:s text:c="15"/>ASSIGNMENT <text:s text:c="2"/>- 01</text:p>
      <text:p text:style-name="P1"><draw:frame draw:style-name="fr1" draw:name="Image2" text:anchor-type="char" svg:x="-0.787cm" svg:y="12.358cm" svg:width="17.332cm" svg:height="11.749cm" draw:z-index="1"><draw:image xlink:href="Pictures/10000001000001C000000235B459C8D2F15A1F5A.png" xlink:type="simple" xlink:show="embed" xlink:actuate="onLoad" draw:mime-type="image/png"/></draw:frame></text:p>
      <text:p text:style-name="P1"><draw:frame draw:style-name="fr1" draw:name="Image3" text:anchor-type="char" svg:x="0.497cm" svg:y="0.529cm" svg:width="16.815cm" svg:height="24.07cm" draw:z-index="2"><draw:image xlink:href="Pictures/10000001000001DD0000032A5394AB8319B9DCB0.png" xlink:type="simple" xlink:show="embed" xlink:actuate="onLoad" draw:mime-type="image/png"/></draw:frame><text:soft-page-break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35:32.741051633</meta:creation-date>
    <dc:date>2024-03-20T14:54:24.781160808</dc:date>
    <meta:editing-duration>PT8M42S</meta:editing-duration>
    <meta:editing-cycles>1</meta:editing-cycles>
    <meta:document-statistic meta:table-count="0" meta:image-count="3" meta:object-count="0" meta:page-count="3" meta:paragraph-count="1" meta:word-count="3" meta:character-count="32" meta:non-whitespace-character-count="13"/>
    <meta:generator>LibreOffice/7.3.7.2$Linux_X86_64 LibreOffice_project/30$Build-2</meta:generator>
  </office:meta>
</office:document-meta>
</file>